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Roman Uralic" svg:font-family="'Ro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666666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objectwithoutfill">
      <style:graphic-properties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Fine_20_Dashed"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999999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3cm" svg:stroke-color="#193300" draw:marker-start-width="0.245cm" draw:marker-end-width="0.245cm" draw:fill="solid" draw:fill-color="#cfe7f5" fo:min-height="1.547cm" fo:padding-top="0.09cm" fo:padding-bottom="0.09cm" fo:padding-left="0.215cm" fo:padding-right="0.215cm" draw:shadow="hidden"/>
    </style:style>
    <style:style style:name="gr12" style:family="graphic" style:parent-style-name="standard">
      <style:graphic-properties draw:stroke="none" svg:stroke-width="0.03cm" svg:stroke-color="#000000" draw:marker-end="" draw:fill="none" draw:fill-color="#ffffff" fo:min-height="0.4cm" fo:padding-top="0.14cm" fo:padding-bottom="0.14cm" fo:padding-left="0.265cm" fo:padding-right="0.265cm"/>
    </style:style>
    <style:style style:name="gr13" style:family="graphic" style:parent-style-name="standard">
      <style:graphic-properties svg:stroke-width="0.05cm" svg:stroke-color="#b2b2b2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6cm" svg:stroke-color="#b2b2b2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5cm" svg:stroke-color="#999999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b2b2b2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999999" draw:marker-start-width="0.23cm" draw:marker-end="Arrow" draw:marker-end-width="0.2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084cm"/>
    </style:style>
    <style:style style:name="P1" style:family="paragraph">
      <style:text-properties style:font-name="Droid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1c1c1c" style:font-name="Calibri1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666666" style:font-name="Droid Sans" fo:font-size="13pt" style:font-size-asian="13pt" style:font-size-complex="13pt"/>
    </style:style>
    <style:style style:name="P5" style:family="paragraph">
      <style:text-properties fo:color="#666666" style:font-name="Droid Sans" fo:font-size="13pt" fo:font-weight="normal" style:font-size-asian="13pt" style:font-weight-asian="normal" style:font-size-complex="13pt" style:font-weight-complex="normal"/>
    </style:style>
    <style:style style:name="P6" style:family="paragraph">
      <style:text-properties fo:color="#111111" style:font-name="Droid Sans" fo:font-size="13pt" fo:text-shadow="none" style:font-size-asian="13pt" style:font-size-complex="13pt"/>
    </style:style>
    <style:style style:name="T1" style:family="text">
      <style:text-properties style:font-name="Droid Sans" fo:font-size="10pt" style:font-size-asian="10pt" style:font-size-complex="10pt"/>
    </style:style>
    <style:style style:name="T2" style:family="text">
      <style:text-properties fo:color="#1c1c1c" style:font-name="Calibri1"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color="#1c1c1c" style:font-name="Calibri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666666" style:font-name="Symbol2" fo:font-size="13pt" style:font-name-asian="Symbol2" style:font-size-asian="13pt" style:font-name-complex="Symbol2" style:font-size-complex="13pt"/>
    </style:style>
    <style:style style:name="T5" style:family="text">
      <style:text-properties fo:color="#666666" style:text-position="sub 58%" style:font-name="Droid Sans" fo:font-size="13pt" style:font-name-asian="Symbol2" style:font-size-asian="13pt" style:font-name-complex="Symbol2" style:font-size-complex="13pt"/>
    </style:style>
    <style:style style:name="T6" style:family="text">
      <style:text-properties fo:color="#666666" style:text-position="0% 100%" style:font-name="Droid Sans" fo:font-size="13pt" style:font-name-asian="Symbol2" style:font-size-asian="13pt" style:font-name-complex="Symbol2" style:font-size-complex="13pt"/>
    </style:style>
    <style:style style:name="T7" style:family="text">
      <style:text-properties fo:color="#666666" style:text-position="sub 58%" style:font-name="Symbol2" fo:font-size="13pt" style:font-name-asian="Symbol2" style:font-size-asian="13pt" style:font-name-complex="Symbol2" style:font-size-complex="13pt"/>
    </style:style>
    <style:style style:name="T8" style:family="text">
      <style:text-properties fo:color="#666666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9" style:family="text">
      <style:text-properties fo:color="#666666" style:text-position="sub 58%" style:font-name="Symbol2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0" style:family="text">
      <style:text-properties fo:color="#666666" style:text-position="0% 100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1" style:family="text">
      <style:text-properties fo:color="#666666" style:text-position="sub 58%" style:font-name="Droid Sans" fo:font-size="13pt" fo:font-weight="normal" style:font-name-asian="Symbol2" style:font-size-asian="13pt" style:font-weight-asian="normal" style:font-name-complex="Symbol2" style:font-size-complex="13pt" style:font-weight-complex="normal"/>
    </style:style>
    <style:style style:name="T12" style:family="text">
      <style:text-properties fo:color="#111111" style:text-position="0% 100%" style:font-name="Roman Uralic" fo:font-size="13pt" fo:text-shadow="none" style:font-name-asian="Symbol2" style:font-size-asian="13pt" style:font-name-complex="Symbol2" style:font-size-complex="13pt"/>
    </style:style>
    <style:style style:name="T13" style:family="text">
      <style:text-properties fo:color="#111111" style:text-position="sub 58%" style:font-name="Droid Sans" fo:font-size="13pt" fo:text-shadow="none" style:font-name-asian="Symbol2" style:font-size-asian="13pt" style:font-name-complex="Symbol2" style:font-size-complex="13pt"/>
    </style:style>
    <style:style style:name="T14" style:family="text">
      <style:text-properties fo:color="#111111" style:text-position="-55% 58%" style:font-name="Droid Sans" fo:font-size="12pt" fo:text-shadow="none" style:font-name-asian="Symbol2" style:font-size-asian="12pt" style:font-name-complex="Symbo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0.75cm" svg:x="2.3cm" svg:y="12.3cm">
          <draw:text-box>
            <text:p><text:span text:style-name="T1">Input Image</text:span></text:p>
          </draw:text-box>
        </draw:frame>
        <draw:custom-shape draw:style-name="gr2" draw:text-style-name="P2" draw:layer="layout" svg:width="4.2cm" svg:height="2.5cm" svg:x="4.6cm" svg:y="11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9cm" svg:y1="13.1cm" svg:x2="4.6cm" svg:y2="13.1cm">
          <text:p/>
        </draw:line>
        <draw:line draw:style-name="gr4" draw:text-style-name="P2" draw:layer="layout" svg:x1="8.8cm" svg:y1="13.1cm" svg:x2="11cm" svg:y2="13.1cm">
          <text:p/>
        </draw:line>
        <draw:frame draw:style-name="gr1" draw:text-style-name="P1" draw:layer="layout" svg:width="4.4cm" svg:height="0.75cm" svg:x="4.5cm" svg:y="12.8cm">
          <draw:text-box>
            <text:p><text:span text:style-name="T1">Conventional CNN Stage</text:span></text:p>
          </draw:text-box>
        </draw:frame>
        <draw:custom-shape draw:style-name="gr2" draw:text-style-name="P2" draw:layer="layout" svg:width="0.4cm" svg:height="5cm" svg:x="1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0.2cm" svg:x="11.1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1cm" svg:y="11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2cm" svg:y="11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3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4cm" svg:y="14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11.105cm" svg:y="14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2cm" svg:x="11.106cm" svg:y="1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5cm" svg:x="13.9cm" svg:y="10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01cm" svg:height="0.75cm" draw:transform="rotate (1.57289072189729) translate (13.75cm 13.802cm)">
          <draw:text-box>
            <text:p><text:span text:style-name="T1">Softmax</text:span></text:p>
          </draw:text-box>
        </draw:frame>
        <draw:frame draw:style-name="gr7" draw:text-style-name="P1" draw:layer="layout" svg:width="2.9cm" svg:height="1.081cm" svg:x="8.523cm" svg:y="15.306cm">
          <draw:text-box>
            <text:p><text:span text:style-name="T1">Scalar threshold (t)</text:span></text:p>
          </draw:text-box>
        </draw:frame>
        <draw:line draw:style-name="gr8" draw:text-style-name="P2" draw:layer="layout" svg:x1="11.4cm" svg:y1="10.7cm" svg:x2="13.9cm" svg:y2="12.9cm">
          <text:p/>
        </draw:line>
        <draw:line draw:style-name="gr8" draw:text-style-name="P2" draw:layer="layout" svg:x1="11.3cm" svg:y1="11.2cm" svg:x2="13.9cm" svg:y2="12.9cm">
          <text:p/>
        </draw:line>
        <draw:line draw:style-name="gr8" draw:text-style-name="P2" draw:layer="layout" svg:x1="11.3cm" svg:y1="11.8cm" svg:x2="13.9cm" svg:y2="12.9cm">
          <text:p/>
        </draw:line>
        <draw:line draw:style-name="gr8" draw:text-style-name="P2" draw:layer="layout" svg:x1="11.3cm" svg:y1="12.2cm" svg:x2="13.9cm" svg:y2="12.9cm">
          <text:p/>
        </draw:line>
        <draw:line draw:style-name="gr8" draw:text-style-name="P2" draw:layer="layout" svg:x1="11.2cm" svg:y1="14.4cm" svg:x2="13.9cm" svg:y2="12.9cm">
          <text:p/>
        </draw:line>
        <draw:line draw:style-name="gr8" draw:text-style-name="P2" draw:layer="layout" svg:x1="11.3cm" svg:y1="14.9cm" svg:x2="13.9cm" svg:y2="12.9cm">
          <text:p/>
        </draw:line>
        <draw:line draw:style-name="gr8" draw:text-style-name="P2" draw:layer="layout" svg:x1="11.3cm" svg:y1="16cm" svg:x2="13.9cm" svg:y2="12.9cm">
          <text:p/>
        </draw:line>
        <draw:line draw:style-name="gr9" draw:text-style-name="P2" draw:layer="layout" svg:x1="11.2cm" svg:y1="12.5cm" svg:x2="11.2cm" svg:y2="14.1cm">
          <text:p/>
        </draw:line>
        <draw:line draw:style-name="gr3" draw:text-style-name="P2" draw:layer="layout" svg:x1="14.4cm" svg:y1="12.9cm" svg:x2="15.6cm" svg:y2="12.9cm">
          <text:p/>
        </draw:line>
        <draw:frame draw:style-name="gr1" draw:text-style-name="P1" draw:layer="layout" svg:width="2.7cm" svg:height="1.496cm" svg:x="15.5cm" svg:y="12.4cm">
          <draw:text-box>
            <text:p><text:span text:style-name="T1">Class confidence scores</text:span></text:p>
          </draw:text-box>
        </draw:frame>
        <draw:custom-shape draw:style-name="gr10" draw:text-style-name="P2" draw:layer="layout" svg:width="2.7cm" svg:height="2.7cm" svg:x="8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1" draw:id="id1" draw:layer="layout" svg:width="6.5cm" svg:height="2.256cm" svg:x="13.1cm" svg:y="4.129cm">
          <draw:text-box>
            <text:p><text:span text:style-name="T2">Can use unambiguous object class priors:</text:span></text:p>
            <text:p><text:span text:style-name="T3">- Attributes</text:span></text:p>
            <text:p><text:span text:style-name="T3">- Natural Language Descriptors</text:span></text:p>
            <text:p><text:span text:style-name="T3">- Prototypical Priors</text:span></text:p>
          </draw:text-box>
        </draw:frame>
        <draw:frame draw:style-name="gr12" draw:layer="layout" svg:width="4.4cm" svg:height="0.992cm" svg:x="2.1cm" svg:y="7.4cm">
          <draw:text-box>
            <text:p><text:s/></text:p>
          </draw:text-box>
        </draw:frame>
        <draw:custom-shape draw:style-name="gr13" draw:text-style-name="P2" draw:layer="layout" svg:width="5.7cm" svg:height="5.7cm" svg:x="7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4.9cm" svg:x="1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96cm" svg:x="11.1cm" svg:y="5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5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2cm" svg:y="6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4cm" svg:y="8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96cm" svg:x="11.106cm" svg:y="9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2cm" svg:y1="6.958cm" svg:x2="11.2cm" svg:y2="8.526cm">
          <text:p/>
        </draw:line>
        <draw:custom-shape draw:style-name="gr14" draw:text-style-name="P2" draw:layer="layout" svg:width="0.4cm" svg:height="4.4cm" svg:x="8.8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0.176cm" svg:x="8.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1cm" svg:y="6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3cm" svg:y="6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4cm" svg:y="8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176cm" svg:x="8.905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9cm" svg:y1="7.274cm" svg:x2="9cm" svg:y2="8.682cm">
          <text:p/>
        </draw:line>
        <draw:line draw:style-name="gr15" draw:text-style-name="P2" draw:layer="layout" svg:x1="9.1cm" svg:y1="5.7cm" svg:x2="11.1cm" svg:y2="5.2cm">
          <text:p/>
        </draw:line>
        <draw:line draw:style-name="gr16" draw:text-style-name="P2" draw:layer="layout" svg:x1="9.1cm" svg:y1="6.2cm" svg:x2="11.1cm" svg:y2="5.2cm">
          <text:p/>
        </draw:line>
        <draw:line draw:style-name="gr16" draw:text-style-name="P2" draw:layer="layout" svg:x1="9.1cm" svg:y1="8.9cm" svg:x2="11.1cm" svg:y2="5.2cm">
          <text:p/>
        </draw:line>
        <draw:line draw:style-name="gr16" draw:text-style-name="P2" draw:layer="layout" svg:x1="9.1cm" svg:y1="9.4cm" svg:x2="11cm" svg:y2="5.3cm">
          <text:p/>
        </draw:line>
        <draw:frame draw:style-name="gr1" draw:text-style-name="P4" xml:id="id2" draw:id="id2" draw:layer="layout" svg:width="2.5cm" svg:height="0.972cm" svg:x="9cm" svg:y="4.673cm">
          <draw:text-box>
            <text:p><text:span text:style-name="T4">f</text:span><text:span text:style-name="T5">1</text:span><text:span text:style-name="T6">(p</text:span><text:span text:style-name="T5">1</text:span><text:span text:style-name="T6">)</text:span></text:p>
          </draw:text-box>
        </draw:frame>
        <draw:frame draw:style-name="gr1" draw:text-style-name="P4" draw:layer="layout" svg:width="2.5cm" svg:height="0.987cm" svg:x="9.278cm" svg:y="8.178cm">
          <draw:text-box>
            <text:p><text:span text:style-name="T4">f</text:span><text:span text:style-name="T7">k</text:span><text:span text:style-name="T6">(p</text:span><text:span text:style-name="T5">1</text:span><text:span text:style-name="T6">)</text:span></text:p>
          </draw:text-box>
        </draw:frame>
        <draw:frame draw:style-name="gr1" draw:text-style-name="P5" draw:layer="layout" svg:width="2.5cm" svg:height="0.987cm" svg:x="9cm" svg:y="5.859cm">
          <draw:text-box>
            <text:p><text:span text:style-name="T8">f</text:span><text:span text:style-name="T9">2</text:span><text:span text:style-name="T10">(p</text:span><text:span text:style-name="T11">1</text:span><text:span text:style-name="T10">)</text:span></text:p>
          </draw:text-box>
        </draw:frame>
        <draw:path draw:style-name="gr17" draw:text-style-name="P2" draw:layer="layout" svg:width="2.235cm" svg:height="1.832cm" draw:transform="skewX (-0.274191225488309) rotate (2.21901161098559) translate (9.79999998839329cm 12.700000015319cm)" svg:viewBox="0 0 2236 1833" svg:d="M0 0c1822 0 2236 1833 2236 1833">
          <text:p/>
        </draw:path>
        <draw:connector draw:style-name="gr4" draw:text-style-name="P2" draw:layer="layout" draw:line-skew="-0.373cm" svg:x1="16.35cm" svg:y1="4.129cm" svg:x2="10.25cm" svg:y2="4.673cm" draw:start-shape="id1" draw:start-glue-point="0" draw:end-shape="id2" draw:end-glue-point="0" svg:d="M16350 4129v-888h-6100v1432" svg:viewBox="0 0 6101 1433">
          <text:p/>
        </draw:connector>
        <draw:frame draw:style-name="gr1" draw:text-style-name="P6" draw:layer="layout" svg:width="1cm" svg:height="0.934cm" svg:x="10.3cm" svg:y="10.2cm">
          <draw:text-box>
            <text:p><text:span text:style-name="T12">z</text:span><text:span text:style-name="T13">1</text:span></text:p>
          </draw:text-box>
        </draw:frame>
        <draw:frame draw:style-name="gr18" draw:text-style-name="P6" draw:layer="layout" svg:width="1cm" svg:height="0.934cm" svg:x="10.3cm" svg:y="10.8cm">
          <draw:text-box>
            <text:p><text:span text:style-name="T12">z</text:span><text:span text:style-name="T13">2</text:span></text:p>
          </draw:text-box>
        </draw:frame>
        <draw:frame draw:style-name="gr1" draw:text-style-name="P6" draw:layer="layout" svg:width="1cm" svg:height="0.934cm" svg:x="11.259cm" svg:y="4.827cm">
          <draw:text-box>
            <text:p><text:span text:style-name="T12">z</text:span><text:span text:style-name="T13">1</text:span></text:p>
          </draw:text-box>
        </draw:frame>
        <draw:frame draw:style-name="gr1" draw:text-style-name="P6" draw:layer="layout" svg:width="1cm" svg:height="0.97cm" svg:x="11.259cm" svg:y="8.727cm">
          <draw:text-box>
            <text:p><text:span text:style-name="T12">z</text:span><text:span text:style-name="T13">C</text:span><text:span text:style-name="T14">s</text:span></text:p>
          </draw:text-box>
        </draw:frame>
        <draw:frame draw:style-name="gr1" draw:text-style-name="P6" draw:layer="layout" svg:width="1cm" svg:height="0.934cm" svg:x="11.259cm" svg:y="5.327cm">
          <draw:text-box>
            <text:p><text:span text:style-name="T12">z</text:span><text:span text:style-name="T13">2</text:span></text:p>
          </draw:text-box>
        </draw:frame>
        <draw:frame draw:style-name="gr1" draw:text-style-name="P6" draw:layer="layout" svg:width="1cm" svg:height="0.97cm" svg:x="10.259cm" svg:y="14.527cm">
          <draw:text-box>
            <text:p><text:span text:style-name="T12">z</text:span><text:span text:style-name="T13">C</text:span><text:span text:style-name="T14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libri1" svg:font-family="Calibri" style:font-family-generic="swiss"/>
    <style:font-face style:name="Roman Uralic" svg:font-family="'Ro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9:16:46.239780197</meta:creation-date>
    <dc:date>2018-12-31T17:00:17.456108971</dc:date>
    <meta:editing-duration>PT1H29M55S</meta:editing-duration>
    <meta:editing-cycles>38</meta:editing-cycles>
    <meta:generator>LibreOffice/4.2.8.2$Linux_X86_64 LibreOffice_project/420m0$Build-2</meta:generator>
    <meta:document-statistic meta:object-count="62"/>
  </office:meta>
</office:document-meta>
</file>